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A000000070B32D53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>
      <style:text-properties officeooo:rsid="00135544" officeooo:paragraph-rsid="00135544"/>
    </style:style>
    <style:style style:name="P2" style:family="paragraph" style:parent-style-name="Standard">
      <style:text-properties officeooo:rsid="00135544" officeooo:paragraph-rsid="00135544"/>
    </style:style>
    <style:style style:name="P3" style:family="paragraph" style:parent-style-name="Standard" style:list-style-name="L3">
      <style:text-properties officeooo:rsid="00135544" officeooo:paragraph-rsid="00135544"/>
    </style:style>
    <style:style style:name="P4" style:family="paragraph" style:parent-style-name="Standard">
      <style:text-properties fo:font-style="normal" officeooo:rsid="00135544" officeooo:paragraph-rsid="00135544" style:font-style-asian="normal" style:font-style-complex="normal"/>
    </style:style>
    <style:style style:name="P5" style:family="paragraph" style:parent-style-name="Standard"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19ed0d" officeooo:paragraph-rsid="0019ed0d"/>
    </style:style>
    <style:style style:name="P11" style:family="paragraph" style:parent-style-name="Standard">
      <style:text-properties officeooo:rsid="001e1ed3" officeooo:paragraph-rsid="001e1ed3"/>
    </style:style>
    <style:style style:name="P12" style:family="paragraph" style:parent-style-name="Footer">
      <style:text-properties officeooo:rsid="0019274b" officeooo:paragraph-rsid="0019274b"/>
    </style:style>
    <style:style style:name="P13" style:family="paragraph" style:parent-style-name="Footnote">
      <style:text-properties officeooo:rsid="001c8835" officeooo:paragraph-rsid="001c8835"/>
    </style:style>
    <style:style style:name="P14" style:family="paragraph" style:parent-style-name="Footnote">
      <style:paragraph-properties fo:margin-left="0in" fo:margin-right="0in" fo:text-indent="0in" style:auto-text-indent="false"/>
      <style:text-properties officeooo:rsid="001c8835" officeooo:paragraph-rsid="001c8835"/>
    </style:style>
    <style:style style:name="P15" style:family="paragraph" style:parent-style-name="Header">
      <style:text-properties officeooo:rsid="0019274b" officeooo:paragraph-rsid="0019274b"/>
    </style:style>
    <style:style style:name="P16" style:family="paragraph" style:parent-style-name="Text_20_body">
      <style:text-properties officeooo:rsid="001f1807" officeooo:paragraph-rsid="001f1807"/>
    </style:style>
    <style:style style:name="P17" style:family="paragraph" style:parent-style-name="Table_20_Contents">
      <style:text-properties officeooo:rsid="00135544" officeooo:paragraph-rsid="00135544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1ed3" style:font-style-asian="normal" style:font-style-complex="normal"/>
    </style:style>
    <style:style style:name="T12" style:family="text">
      <style:text-properties style:use-window-font-color="true" style:text-outline="false" style:text-line-through-style="none" style:text-position="0% 100%" style:font-name="Lucida Grande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This is a simple text Paragraph</text:p>
      <text:p text:style-name="P2">This is a <text:span text:style-name="T1">bold text</text:span></text:p>
      <text:p text:style-name="P2"><text:span text:style-name="T2">This is a </text:span><text:span text:style-name="T4">italic text</text:span></text:p>
      <text:p text:style-name="P4"><text:span text:style-name="T2">This is a </text:span><text:span text:style-name="T7">underlined text</text:span></text:p>
      <text:p text:style-name="P4"><text:span text:style-name="T9">This is a </text:span><text:span text:style-name="T5">bold italic text</text:span></text:p>
      <text:p text:style-name="P4"><text:span text:style-name="T9">This is a </text:span><text:span text:style-name="T8">bold underlined text</text:span></text:p>
      <text:p text:style-name="P5">This is a <text:span text:style-name="T6">italic underlined text</text:span></text:p>
      <text:p text:style-name="P5"><text:span text:style-name="T6"/></text:p>
      <text:p text:style-name="P6">This is a left floated text</text:p>
      <text:p text:style-name="P7">This is a center floated text</text:p>
      <text:p text:style-name="P8">This is a right floated text</text:p>
      <text:p text:style-name="P9">This is a justified text</text:p>
      <text:p text:style-name="P2"/>
      <text:list xml:id="list7490021992841437547" text:style-name="L2">
        <text:list-item>
          <text:p text:style-name="P1">Ordered List</text:p>
        </text:list-item>
        <text:list-item>
          <text:p text:style-name="P1">wow, so ordered </text:p>
        </text:list-item>
        <text:list-item>
          <text:p text:style-name="P1">such number</text:p>
        </text:list-item>
      </text:list>
      <text:p text:style-name="P2"/>
      <text:list xml:id="list1233826488884437988" text:style-name="L3">
        <text:list-item>
          <text:p text:style-name="P3">unordered List</text:p>
        </text:list-item>
        <text:list-item>
          <text:p text:style-name="P3">wow, so unordered</text:p>
        </text:list-item>
        <text:list-item>
          <text:p text:style-name="P3">much messy</text:p>
        </text:list-item>
      </text:list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So</text:p>
          </table:table-cell>
          <table:table-cell table:style-name="Table1.A1" office:value-type="string">
            <text:p text:style-name="P17">Much</text:p>
          </table:table-cell>
          <table:table-cell table:style-name="Table1.C1" office:value-type="string">
            <text:p text:style-name="P17">Table</text:p>
          </table:table-cell>
        </table:table-row>
        <table:table-row>
          <table:table-cell table:style-name="Table1.A2" office:value-type="string">
            <text:p text:style-name="P17">Going</text:p>
          </table:table-cell>
          <table:table-cell table:style-name="Table1.A2" office:value-type="string">
            <text:p text:style-name="P17">On</text:p>
          </table:table-cell>
          <table:table-cell table:style-name="Table1.C2" office:value-type="string">
            <text:p text:style-name="P17">In</text:p>
          </table:table-cell>
        </table:table-row>
        <table:table-row>
          <table:table-cell table:style-name="Table1.A2" office:value-type="string">
            <text:p text:style-name="P17">This</text:p>
          </table:table-cell>
          <table:table-cell table:style-name="Table1.A2" office:value-type="string">
            <text:p text:style-name="P17">Particular</text:p>
          </table:table-cell>
          <table:table-cell table:style-name="Table1.C2" office:value-type="string">
            <text:p text:style-name="P17">File</text:p>
          </table:table-cell>
        </table:table-row>
      </table:table>
      <text:p text:style-name="P2"><draw:frame draw:style-name="fr1" draw:name="graphics1" text:anchor-type="paragraph" svg:x="3.1902in" svg:y="0.0965in" svg:width="0.6736in" svg:height="0.3854in" draw:z-index="0"><draw:image xlink:href="Pictures/100000000000000A000000070B32D53F.jpg" xlink:type="simple" xlink:show="embed" xlink:actuate="onLoad"/></draw:frame></text:p>
      <text:p text:style-name="P10">This is a picture (a very small one) : </text:p>
      <text:p text:style-name="P2"/>
      <text:p text:style-name="P10">This is a <text:a xlink:type="simple" xlink:href="https://github.com/lovasoa/ophir.php">link</text:a></text:p>
      <text:p text:style-name="P10"><text:span text:style-name="T10"/></text:p>
      <text:h text:style-name="Heading_20_1" text:outline-level="1"><text:span text:style-name="T11">This is a h1</text:span></text:h>
      <text:h text:style-name="Heading_20_2" text:outline-level="2"><text:span text:style-name="T11">This is a h2</text:span></text:h>
      <text:h text:style-name="Heading_20_3" text:outline-level="3"><text:span text:style-name="T11">This is a h3</text:span></text:h>
      <text:p text:style-name="Text_20_body"><text:span text:style-name="T11"/></text:p>
      <text:p text:style-name="P16"><text:span text:style-name="T10"><office:annotation office:name="__Fieldmark__14_1828836105"><dc:creator>Unknown Author</dc:creator><dc:date>2014-05-14T21:52:40.938640000</dc:date><text:list text:style-name=""><text:list-item><text:p text:style-name="P18"><text:span text:style-name="T12">This is a annotation</text:span></text:p></text:list-item></text:list></office:annotation></text:span><text:span text:style-name="T11">T</text:span><text:span text:style-name="T10">his is where annotation is placed</text:span><office:annotation-end office:name="__Fieldmark__14_182883610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274b" officeooo:paragraph-rsid="0019274b"/>
    </style:style>
    <style:style style:name="MP2" style:family="paragraph" style:parent-style-name="Footer">
      <style:text-properties officeooo:rsid="0019274b" officeooo:paragraph-rsid="001927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his is a header</text:p>
      </style:header>
      <style:footer>
        <text:p text:style-name="MP2">This is a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9:46.156915000</meta:creation-date>
    <dc:date>2014-05-14T21:53:42.754877000</dc:date>
    <meta:editing-duration>PT1H9M4S</meta:editing-duration>
    <meta:editing-cycles>15</meta:editing-cycles>
    <meta:generator>LibreOffice/4.1.1.2$MacOSX_x86 LibreOffice_project/7e4286b58adc75a14f6d83f53a03b6c11fa2903</meta:generator>
    <dc:description>this is a comment</dc:description>
    <meta:keyword>this is a keyword</meta:keyword>
    <dc:subject>this is a subject</dc:subject>
    <dc:title>this is a title</dc:title>
    <meta:document-statistic meta:table-count="1" meta:image-count="1" meta:object-count="0" meta:page-count="1" meta:paragraph-count="34" meta:word-count="132" meta:character-count="576" meta:non-whitespace-character-count="484"/>
  </office:meta>
</office:document-meta>
</file>